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 table:number-columns-spanned="2" table:number-rows-spanned="1">
            <text:p><text:s text:c="8"/>Best Know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avings optimized with TSP</text:p>
          </table:table-cell>
          <table:covered-table-cell table:style-name="ce1"/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Cost </text:p>
          </table:table-cell>
          <table:table-cell table:style-name="ce1" office:value-type="string" calcext:value-type="string">
            <text:p>Vechicl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Vehicles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-n32-k5</text:p>
          </table:table-cell>
          <table:table-cell table:style-name="ce3"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843.688" calcext:value-type="float">
            <text:p>843.68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n33-k5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5" calcext:value-type="float">
            <text:p>5</text:p>
          </table:table-cell>
          <table:table-cell office:value-type="float" office:value="693.74" calcext:value-type="float">
            <text:p>693.7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n34-k5</text:p>
          </table:table-cell>
          <table:table-cell table:style-name="ce3"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802.489" calcext:value-type="float">
            <text:p>802.48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n55-k9</text:p>
          </table:table-cell>
          <table:table-cell table:style-name="ce3"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 office:value-type="float" office:value="1110.57" calcext:value-type="float">
            <text:p>1110.57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n60-k9</text:p>
          </table:table-cell>
          <table:table-cell table:style-name="ce3"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1369.76" calcext:value-type="float">
            <text:p>1369.7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n65-k9</text:p>
          </table:table-cell>
          <table:table-cell table:style-name="ce3" office:value-type="float" office:value="1174" calcext:value-type="float">
            <text:p>1174</text:p>
          </table:table-cell>
          <table:table-cell office:value-type="float" office:value="9" calcext:value-type="float">
            <text:p>9</text:p>
          </table:table-cell>
          <table:table-cell office:value-type="float" office:value="1243.39" calcext:value-type="float">
            <text:p>1243.3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-n80-k10</text:p>
          </table:table-cell>
          <table:table-cell table:style-name="ce3"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 office:value-type="float" office:value="1836.84" calcext:value-type="float">
            <text:p>1836.8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41-k6</text:p>
          </table:table-cell>
          <table:table-cell table:style-name="ce3"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office:value-type="float" office:value="898.846" calcext:value-type="float">
            <text:p>898.84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45-k5</text:p>
          </table:table-cell>
          <table:table-cell table:style-name="ce3"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757.164" calcext:value-type="float">
            <text:p>757.16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45-k6</text:p>
          </table:table-cell>
          <table:table-cell table:style-name="ce3"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office:value-type="float" office:value="733.449" calcext:value-type="float">
            <text:p>733.449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51-k7</text:p>
          </table:table-cell>
          <table:table-cell table:style-name="ce3" office:value-type="float" office:value="1032" calcext:value-type="float">
            <text:p>1032</text:p>
          </table:table-cell>
          <table:table-cell office:value-type="float" office:value="7" calcext:value-type="float">
            <text:p>7</text:p>
          </table:table-cell>
          <table:table-cell office:value-type="float" office:value="1122.33" calcext:value-type="float">
            <text:p>1122.3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56-k7</text:p>
          </table:table-cell>
          <table:table-cell table:style-name="ce3"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office:value-type="float" office:value="736.657" calcext:value-type="float">
            <text:p>736.65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63-k10</text:p>
          </table:table-cell>
          <table:table-cell table:style-name="ce3" office:value-type="float" office:value="1496" calcext:value-type="float">
            <text:p>1496</text:p>
          </table:table-cell>
          <table:table-cell office:value-type="float" office:value="10" calcext:value-type="float">
            <text:p>10</text:p>
          </table:table-cell>
          <table:table-cell office:value-type="float" office:value="1600.46" calcext:value-type="float">
            <text:p>1600.4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66-k9</text:p>
          </table:table-cell>
          <table:table-cell table:style-name="ce3"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office:value-type="float" office:value="1420.88" calcext:value-type="float">
            <text:p>1420.88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68-k9</text:p>
          </table:table-cell>
          <table:table-cell table:style-name="ce3" office:value-type="float" office:value="1272" calcext:value-type="float">
            <text:p>1272</text:p>
          </table:table-cell>
          <table:table-cell office:value-type="float" office:value="9" calcext:value-type="float">
            <text:p>9</text:p>
          </table:table-cell>
          <table:table-cell office:value-type="float" office:value="1319.94" calcext:value-type="float">
            <text:p>1319.9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n78-k10</text:p>
          </table:table-cell>
          <table:table-cell table:style-name="ce3" office:value-type="float" office:value="1221" calcext:value-type="float">
            <text:p>1221</text:p>
          </table:table-cell>
          <table:table-cell office:value-type="float" office:value="10" calcext:value-type="float">
            <text:p>10</text:p>
          </table:table-cell>
          <table:table-cell office:value-type="float" office:value="1262.24" calcext:value-type="float">
            <text:p>1262.2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48:34.526524095</meta:creation-date>
    <dc:date>2019-07-23T18:11:57.049230268</dc:date>
    <meta:editing-duration>PT11M12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